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000d" officeooo:paragraph-rsid="000e000d"/>
    </style:style>
    <style:style style:name="P2" style:family="paragraph" style:parent-style-name="Standard">
      <style:paragraph-properties fo:text-align="center" style:justify-single-word="false"/>
      <style:text-properties officeooo:rsid="000e000d" officeooo:paragraph-rsid="000e00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 FOR THE REPORT</text:p>
      <text:p text:style-name="P1"/>
      <text:p text:style-name="P1">clf = svm.SVC(kernel='linear', C=1)</text:p>
      <text:p text:style-name="P1">scores = cross_val_score(clf, traininginput, trainingoutput, cv=5)</text:p>
      <text:p text:style-name="P1"/>
      <text:p text:style-name="P1">[ 0.73733048 <text:s/>0.73733048 <text:s/>0.73785714 <text:s/>0.73785714 <text:s/>0.72857143]</text:p>
      <text:p text:style-name="P1">The accuracy for a sliding window of 3: 0.7358 (+/- 0.0072)</text:p>
      <text:p text:style-name="P1">[ 0.73733048 <text:s/>0.73733048 <text:s/>0.73785714 <text:s/>0.73785714 <text:s/>0.72857143]</text:p>
      <text:p text:style-name="P1">The accuracy for a sliding window of 5: 0.7358 (+/- 0.0072)</text:p>
      <text:p text:style-name="P1">[ 0.75231977 <text:s/>0.74875089 <text:s/>0.76571429 <text:s/>0.76714286 <text:s/>0.74142857]</text:p>
      <text:p text:style-name="P1">The accuracy for a sliding window of 7: 0.7551 (+/- 0.0199)</text:p>
      <text:p text:style-name="P1">[ 0.74875089 <text:s/>0.74375446 <text:s/>0.785 <text:s text:c="6"/>0.79285714 <text:s/>0.74928571]</text:p>
      <text:p text:style-name="P1">The accuracy for a sliding window of 9: 0.7639 (+/- 0.0413)</text:p>
      <text:p text:style-name="P1">[ 0.751606 <text:s text:c="3"/>0.74161313 <text:s/>0.785 <text:s text:c="6"/>0.80857143 <text:s/>0.75571429]</text:p>
      <text:p text:style-name="P1">The accuracy for a sliding window of 11: 0.7685 (+/- 0.0494)</text:p>
      <text:p text:style-name="P1">[ 0.75017844 <text:s/>0.74232691 <text:s/>0.78928571 <text:s/>0.80642857 <text:s/>0.75785714]</text:p>
      <text:p text:style-name="P1">The accuracy for a sliding window of 13: 0.7692 (+/- 0.0490)</text:p>
      <text:p text:style-name="P1">[ 0.7573162 <text:s text:c="2"/>0.75017844 <text:s/>0.78928571 <text:s/>0.80785714 <text:s/>0.76714286]</text:p>
      <text:p text:style-name="P1">The accuracy for a sliding window of 15: 0.7744 (+/- 0.0426)</text:p>
      <text:p text:style-name="P1">[ 0.76588151 <text:s/>0.75802998 <text:s/>0.78928571 <text:s/>0.81071429 <text:s/>0.77142857]</text:p>
      <text:p text:style-name="P1">The accuracy for a sliding window of 17: 0.7791 (+/- 0.0377)</text:p>
      <text:p text:style-name="P1">[ 0.7780157 <text:s text:c="2"/>0.75017844 <text:s/>0.79785714 <text:s/>0.80714286 <text:s/>0.77928571]</text:p>
      <text:p text:style-name="P1">The accuracy for a sliding window of 19: 0.7825 (+/- 0.0392)</text:p>
      <text:p text:style-name="P1">[ 0.78586724 <text:s/>0.76231263 <text:s/>0.80071429 <text:s/>0.80714286 <text:s/>0.78285714]</text:p>
      <text:p text:style-name="P1">The accuracy for a sliding window of 21: 0.7878 (+/- 0.0312)</text:p>
      <text:p text:style-name="P1">[ 0.793005 <text:s text:c="3"/>0.76159886 <text:s/>0.81142857 <text:s/>0.81214286 <text:s/>0.77785714]</text:p>
      <text:p text:style-name="P1">The accuracy for a sliding window of 23: 0.7912 (+/- 0.0390)</text:p>
      <text:p text:style-name="P1">[ 0.79086367 <text:s/>0.76516774 <text:s/>0.82071429 <text:s/>0.80857143 <text:s/>0.77857143]</text:p>
      <text:p text:style-name="P1">The accuracy for a sliding window of 25: 0.7928 (+/- 0.0400)</text:p>
      <text:p text:style-name="P1">[ 0.79157744 <text:s/>0.76516774 <text:s/>0.82285714 <text:s/>0.815 <text:s text:c="6"/>0.78428571]</text:p>
      <text:p text:style-name="P1">The accuracy for a sliding window of 27: 0.7958 (+/- 0.0419)</text:p>
      <text:p text:style-name="P1">[ 0.793005 <text:s text:c="3"/>0.76445396 <text:s/>0.82642857 <text:s/>0.82071429 <text:s/>0.77857143]</text:p>
      <text:p text:style-name="P1">The accuracy for a sliding window of 29: 0.7966 (+/- 0.0477)</text:p>
      <text:p text:style-name="P1">[ 0.79157744 <text:s/>0.76231263 <text:s/>0.82285714 <text:s/>0.82214286 <text:s/>0.77285714]</text:p>
      <text:p text:style-name="P1">The accuracy for a sliding window of 31: 0.7943 (+/- 0.049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3:21:14.291341741</meta:creation-date>
    <dc:date>2018-02-28T13:22:23.985657260</dc:date>
    <meta:editing-duration>PT1M10S</meta:editing-duration>
    <meta:editing-cycles>1</meta:editing-cycles>
    <meta:document-statistic meta:table-count="0" meta:image-count="0" meta:object-count="0" meta:page-count="1" meta:paragraph-count="33" meta:word-count="269" meta:character-count="1931" meta:non-whitespace-character-count="1612"/>
    <meta:generator>LibreOffice/5.1.6.2$Linux_X86_64 LibreOffice_project/10m0$Build-2</meta:generator>
  </office:meta>
</office:document-meta>
</file>